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é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"/>
          <table:table-cell table:style-name="ce13" office:value-type="string">
            <text:p>system=yes|bmenu=no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RECURSIV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ous dossier ?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enum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3"/>
          <table:table-cell table:style-name="ce13" office:value-type="string">
            <text:p>no|dossier seul,yes|inclure les sous dossiers</text:p>
          </table:table-cell>
          <table:table-cell table:style-name="ce13" table:number-columns-repeated="2"/>
          <table:table-cell table:style-name="ce13" office:value-type="string">
            <text:p>system=yes|bmenu=no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MB_VIEWFOLDERS</text:p>
          </table:table-cell>
          <table:table-cell table:style-name="ce12"/>
          <table:table-cell office:value-type="string">
            <text:p>Voir l'arborescenc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/>
          <table:table-cell office:value-type="string">
            <text:p>%S%app=FREEDOM&amp;action=FREEDOM_FRAME&amp;dirid=%I%</text:p>
          </table:table-cell>
          <table:table-cell table:style-name="ce13"/>
          <table:table-cell office:value-type="string">
            <text:p>::mb_isRecursive()</text:p>
          </table:table-cell>
          <table:table-cell/>
          <table:table-cell table:style-name="Default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\nSUBMAILBOX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2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\n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b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dossier de messages</text:p>
          </table:table-cell>
          <table:table-cell table:style-name="ce3" table:number-columns-repeated="2"/>
          <table:table-cell table:style-name="ce3" office:value-type="string">
            <text:p>SUB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SUBMAILBOX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sub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S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SMB_MAILBOXID</text:p>
          </table:table-cell>
          <table:table-cell table:style-name="ce14" office:value-type="string">
            <text:p>SMB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SMB_MAILBOXID):SMB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SMB_MAILBOX</text:p>
          </table:table-cell>
          <table:table-cell table:style-name="ce14" office:value-type="string">
            <text:p>SMB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SMB_MAILBOXID%</text:p>
          </table:table-cell>
          <table:table-cell table:style-name="ce14" table:number-columns-repeated="245"/>
        </table:table-row>
        <table:table-row table:style-name="ro2">
          <table:table-cell table:style-name="ce2" office:value-type="string">
            <text:p>ATTR</text:p>
          </table:table-cell>
          <table:table-cell table:style-name="ce2" office:value-type="string">
            <text:p>SMB_PATH</text:p>
          </table:table-cell>
          <table:table-cell table:style-name="ce14" office:value-type="string">
            <text:p>SMB_FR_IDENT</text:p>
          </table:table-cell>
          <table:table-cell table:style-name="ce2" office:value-type="string">
            <text:p>Chemin d'accè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2" office:value-type="string">
            <text:p>R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TITLE</text:p>
          </table:table-cell>
          <table:table-cell table:style-name="ce12"/>
          <table:table-cell/>
          <table:table-cell table:style-name="ce6" table:number-columns-repeated="2"/>
          <table:table-cell table:style-name="ce13" table:number-columns-repeated="2"/>
          <table:table-cell table:style-name="ce13" office:value-type="string">
            <text:p>R</text:p>
          </table:table-cell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\nSUBMAILBOX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2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\n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2">
          <table:table-cell office:value-type="string">
            <text:p>PROFIL</text:p>
          </table:table-cell>
          <table:table-cell table:style-name="ce3" office:value-type="string">
            <text:p>SUBMAILBOX</text:p>
          </table:table-cell>
          <table:table-cell table:style-name="ce12" office:value-type="string">
            <text:p>view=2</text:p>
          </table:table-cell>
          <table:table-cell office:value-type="string">
            <text:p>create=2</text:p>
          </table:table-cell>
          <table:table-cell table:style-name="ce6" office:value-type="string">
            <text:p>viewacl=4</text:p>
          </table:table-cell>
          <table:table-cell table:style-name="ce6" office:value-type="string">
            <text:p>modifyacl=4</text:p>
          </table:table-cell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3">23/10/2007</text:date>, <text:time>15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23T15:22:26</dc:date>
    <dc:language>fr-FR</dc:language>
    <meta:editing-cycles>145</meta:editing-cycles>
    <meta:editing-duration>P8DT2H11M35S</meta:editing-duration>
    <meta:user-defined meta:name="Info 1"/>
    <meta:user-defined meta:name="Info 2"/>
    <meta:user-defined meta:name="Info 3"/>
    <meta:user-defined meta:name="Info 4"/>
    <meta:document-statistic meta:table-count="3" meta:cell-count="433"/>
  </office:meta>
</office:document-meta>
</file>